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4" office:value-type="string">
            <text:p>Key</text:p>
          </table:table-cell>
          <table:table-cell table:style-name="ce14" office:value-type="string" table:number-columns-spanned="4" table:number-rows-spanned="1">
            <text:p>Explanation</text:p>
          </table:table-cell>
          <table:covered-table-cell table:number-columns-repeated="3" table:style-name="ce16"/>
          <table:table-cell table:number-columns-repeated="3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5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6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/>
          <table:table-cell office:value-type="string">
            <text:p>TODO: Patrols check for contraband</text:p>
          </table:table-cell>
          <table:table-cell table:number-columns-repeated="7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12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Shipyard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Ageiran Weapon Forge (Alloy Bars, Ageiran MRE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7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/>
          <table:table-cell office:value-type="string">
            <text:p>You need a corporation to buy up each kind of end product</text:p>
          </table:table-cell>
          <table:table-cell table:number-columns-repeated="7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/>
          <table:table-cell office:value-type="string">
            <text:p>When all is said and done you need more international trade</text:p>
          </table:table-cell>
          <table:table-cell table:number-columns-repeated="7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Consumer Goods</text:p>
          </table:table-cell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Pirated Software</text:p>
          </table:table-cell>
          <table:table-cell table:number-columns-repeated="1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Hull Plating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Royal Military Base (Assembly Module, 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, ITC</text:p>
          </table:table-cell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1" office:value-type="string">
            <text:p>ITC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office:value-type="string" table:number-columns-spanned="7" table:number-rows-spanned="1">
            <text:p>*The ITC is “Different” because it only exports energy, it doesn't use it internally.</text:p>
          </table:table-cell>
          <table:covered-table-cell table:number-columns-repeated="6" table:style-name="ce3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Power Converter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>
            <text:p>Heavy Water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ITC Ice Refinery (2 Rich Ice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Orbital Ranch (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Meat On A Stic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ITC Food Supply (1 Livestock, 0.0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Rich Ic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ITC Orbital Material Hub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string" table:number-columns-spanned="4" table:number-rows-spanned="1">
            <text:p>ITC Ore Converter (1 Mineral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ITC Ore Converter (1 Asteroid Ore, 0.1 Heavy Water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ITC Warheads</text:p>
          </table:table-cell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140">
            <text:p>14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office:value-type="float" office:value="68">
            <text:p>68</text:p>
          </table:table-cell>
          <table:table-cell office:value-type="float" office:value="260">
            <text:p>260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office:value-type="string">
            <text:p>Nanoweave Textiles</text:p>
          </table:table-cell>
          <table:table-cell office:value-type="float" office:value="230">
            <text:p>230</text:p>
          </table:table-cell>
          <table:table-cell office:value-type="float" office:value="712">
            <text:p>712</text:p>
          </table:table-cell>
          <table:table-cell office:value-type="float" office:value="100">
            <text:p>100</text:p>
          </table:table-cell>
          <table:table-cell office:value-type="string" table:number-columns-spanned="4" table:number-rows-spanned="1">
            <text:p>ITC Industrial Replicator (0.1 Mass Blo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number-columns-repeated="4"/>
          <table:table-cell table:style-name="ce13" office:value-type="string" table:number-columns-spanned="4" table:number-rows-spanned="1">
            <text:p>(+0.01 Heavy Water)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style-name="ce5" office:value-type="string">
            <text:p>&lt;ITC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Plank Tubes, Nanoweave Textile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ITC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leet Armory (Mass Block, ITC Warheads, 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&lt;Food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ITC Orbital Material Hub (Meat On A Stick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Nothing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table:number-columns-spanned="7" table:number-rows-spanned="1"/>
          <table:covered-table-cell table:number-columns-repeated="6"/>
          <table:table-cell table:number-columns-repeated="9"/>
        </table:table-row>
        <table:table-row table:style-name="ro2">
          <table:table-cell office:value-type="string">
            <text:p>Plank Tubes</text:p>
          </table:table-cell>
          <table:table-cell table:number-columns-repeated="16"/>
        </table:table-row>
        <table:table-row table:style-name="ro1">
          <table:table-cell office:value-type="string">
            <text:p>Nanoweave Textiles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Wolves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7" office:value-type="string">
            <text:p>Human Organs</text:p>
          </table:table-cell>
          <table:table-cell office:value-type="float" office:value="25000">
            <text:p>25000</text:p>
          </table:table-cell>
          <table:table-cell office:value-type="float" office:value="500000">
            <text:p>500000</text:p>
          </table:table-cell>
          <table:table-cell office:value-type="float" office:value="40">
            <text:p>40</text:p>
          </table:table-cell>
          <table:table-cell table:style-name="ce11" office:value-type="string" table:number-columns-spanned="4" table:number-rows-spanned="1">
            <text:p>Wolf Den (Livestock and Consumer Good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None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Livestock</text:p>
          </table:table-cell>
          <table:table-cell table:number-columns-repeated="16"/>
        </table:table-row>
        <table:table-row table:style-name="ro2">
          <table:table-cell office:value-type="string">
            <text:p>Consumer Goods</text:p>
          </table:table-cell>
          <table:table-cell table:number-columns-repeated="1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9"/>
        </table:table-row>
        <table:table-row table:style-name="ro2">
          <table:table-cell office:value-type="string">
            <text:p>Human Organs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Orin Economy</text:p>
          </table:table-cell>
          <table:table-cell table:style-name="ce8" table:number-columns-repeated="7"/>
          <table:table-cell table:number-columns-repeated="9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9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Orin Fission Plant (No Inputs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ixed Foods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Orin Mixed Foods Plant (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Orin Fission Plant (Byproduc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Mass Block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 table:number-columns-spanned="4" table:number-rows-spanned="1">
            <text:p>Orin Waste Converter (15 Industrial Wast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(+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9"/>
        </table:table-row>
        <table:table-row table:style-name="ro2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office:value-type="string" table:number-columns-spanned="4" table:number-rows-spanned="1">
            <text:p>Orin Tech Plant (1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Orin Tech Plant (2 Standard Energy Unit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(+ 0.1 Mass Block) (+1 Mixed Foods) (+1 Industrial Wast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Orin Tech Plant (1 Standard Energy Unit)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(+0.1 Mass Block) (+1 Mixed Foods) (+1 Industrial Waste)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 table:number-columns-spanned="4" table:number-rows-spanned="1">
            <text:p>(+1 Industrial Waste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5" office:value-type="string">
            <text:p>&lt;Orin Ship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ederal Armory (Alloy Bars, Mixed Foods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>
          <table:table-cell table:style-name="ce5" office:value-type="string">
            <text:p>&lt;Orin Weapons&gt;</text:p>
          </table:table-cell>
          <table:table-cell table:style-name="ce9" table:number-columns-repeated="2"/>
          <table:table-cell/>
          <table:table-cell table:style-name="ce11" office:value-type="string" table:number-columns-spanned="4" table:number-rows-spanned="1">
            <text:p>Federal Armory (Alloy Bars, Mixed Foods, FPGA)</text:p>
          </table:table-cell>
          <table:covered-table-cell table:number-columns-repeated="3" table:style-name="ce11"/>
          <table:table-cell table:number-columns-repeated="9"/>
        </table:table-row>
        <table:table-row table:style-name="ro2" table:number-rows-repeated="104844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 style:data-style-name="N2" text:time-value="0000-00-00T19:53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7T21:46:15</dc:date>
    <meta:editing-duration>PT8H25M50S</meta:editing-duration>
    <meta:editing-cycles>178</meta:editing-cycles>
    <meta:generator>LibreOffice/3.6$Linux_X86_64 LibreOffice_project/360m1$Build-2</meta:generator>
    <meta:document-statistic meta:table-count="1" meta:cell-count="335" meta:object-count="0"/>
  </office:meta>
</office:document-meta>
</file>